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Text_20_body">
      <style:text-properties officeooo:rsid="011597d6" officeooo:paragraph-rsid="0116a379"/>
    </style:style>
    <style:style style:name="P76" style:family="paragraph" style:parent-style-name="Text_20_body">
      <style:text-properties officeooo:rsid="011597d6" officeooo:paragraph-rsid="0116a8ee"/>
    </style:style>
    <style:style style:name="P77" style:family="paragraph" style:parent-style-name="Text_20_body">
      <style:text-properties officeooo:rsid="011597d6" officeooo:paragraph-rsid="01181610"/>
    </style:style>
    <style:style style:name="P78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7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0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116a8ee"/>
    </style:style>
    <style:style style:name="T59" style:family="text">
      <style:text-properties officeooo:rsid="01181610"/>
    </style:style>
    <style:style style:name="T60" style:family="text">
      <style:text-properties officeooo:rsid="0119ce0b"/>
    </style:style>
    <style:style style:name="T61" style:family="text">
      <style:text-properties officeooo:rsid="011b15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0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9"><text:s/><text:span text:style-name="T48">39 - Manual Update History</text:span></text:p>
          </table:table-cell>
        </table:table-row>
      </table:table>
      <text:p text:style-name="P2"/>
      <text:p text:style-name="P81"><text:span text:style-name="T60">0</text:span><text:span text:style-name="T61">9</text:span><text:span text:style-name="T60">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1">3</text:span></text:p>
      <text:p text:style-name="P81"><text:span text:style-name="T60">04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0">2</text:span></text:p>
      <text:p text:style-name="P78"><text:span text:style-name="T59">10.03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0</text:span></text:p>
      <text:p text:style-name="P77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8">1</text:span></text:p>
      <text:p text:style-name="P76"><text:span text:style-name="T52">30.11.2021 - </text:span>Updated the manual to Bforartists <text:span text:style-name="T52">3</text:span> version <text:span text:style-name="T52">3.0.0</text:span></text:p>
      <text:p text:style-name="P75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<text:soft-page-break/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<text:soft-page-break/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<text:soft-page-break/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<text:soft-page-break/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<text:soft-page-break/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5S</meta:editing-duration>
    <meta:editing-cycles>258</meta:editing-cycles>
    <meta:generator>LibreOffice/7.0.4.2$Windows_X86_64 LibreOffice_project/dcf040e67528d9187c66b2379df5ea4407429775</meta:generator>
    <dc:date>2022-04-09T10:37:16.408000000</dc:date>
    <meta:document-statistic meta:table-count="1" meta:image-count="1" meta:object-count="0" meta:page-count="6" meta:paragraph-count="167" meta:word-count="2380" meta:character-count="13589" meta:non-whitespace-character-count="11359"/>
    <meta:template xlink:type="simple" xlink:actuate="onRequest" xlink:title="standard1cm" xlink:href="../../../../AppData/Roaming/LibreOffice/4/user/template/standard1cm.ott" meta:date="2016-03-28T18:47:57.125000000"/>
  </office:meta>
</office:document-meta>
</file>